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0000001E00B1BEB6C.jpg"/>
  <manifest:file-entry manifest:media-type="image/jpeg" manifest:full-path="Pictures/10000000000001E0000001E09DD8B0A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59cm" fo:min-width="0.302cm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59cm" fo:min-width="0.303cm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8cm" fo:min-width="0.7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.2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.243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svg:stroke-color="#ff3333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  <style:text-properties fo:font-size="24pt" style:font-size-asian="24pt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0cm" fo:margin-right="0cm" fo:text-indent="0cm"/>
      <style:text-properties fo:font-size="12pt" style:font-size-asian="12pt"/>
    </style:style>
    <style:style style:name="T1" style:family="text">
      <style:text-properties fo:font-size="24pt"/>
    </style:style>
    <style:style style:name="T2" style:family="text">
      <style:text-properties fo:font-size="12pt" style:font-size-asian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3.765cm" svg:height="3.765cm" svg:x="2cm" svg:y="1.441cm">
          <draw:image xlink:href="Pictures/10000000000001E0000001E00B1BEB6C.jpg" xlink:type="simple" xlink:show="embed" xlink:actuate="onLoad">
            <text:p text:style-name="P2"/>
          </draw:image>
        </draw:frame>
        <draw:frame draw:style-name="gr1" draw:text-style-name="P1" draw:layer="layout" svg:width="3.765cm" svg:height="3.765cm" svg:x="6.706cm" svg:y="1.441cm">
          <draw:image xlink:href="Pictures/10000000000001E0000001E09DD8B0AF.jpg" xlink:type="simple" xlink:show="embed" xlink:actuate="onLoad">
            <text:p text:style-name="P2"/>
          </draw:image>
        </draw:frame>
        <draw:frame draw:style-name="gr1" draw:text-style-name="P1" draw:layer="layout" svg:width="3.765cm" svg:height="3.765cm" svg:x="12.353cm" svg:y="1.441cm">
          <draw:image xlink:href="Pictures/10000000000001E0000001E00B1BEB6C.jpg" xlink:type="simple" xlink:show="embed" xlink:actuate="onLoad">
            <text:p text:style-name="P2"/>
          </draw:image>
        </draw:frame>
        <draw:frame draw:style-name="gr1" draw:text-style-name="P1" draw:layer="layout" svg:width="3.765cm" svg:height="3.765cm" svg:x="16.588cm" svg:y="1.441cm">
          <draw:image xlink:href="Pictures/10000000000001E0000001E00B1BEB6C.jpg" xlink:type="simple" xlink:show="embed" xlink:actuate="onLoad">
            <text:p text:style-name="P2"/>
          </draw:image>
        </draw:frame>
        <draw:frame draw:style-name="gr1" draw:text-style-name="P1" draw:layer="layout" svg:width="3.765cm" svg:height="3.765cm" svg:x="22.235cm" svg:y="1.441cm">
          <draw:image xlink:href="Pictures/10000000000001E0000001E09DD8B0AF.jpg" xlink:type="simple" xlink:show="embed" xlink:actuate="onLoad">
            <text:p text:style-name="P2"/>
          </draw:image>
        </draw:frame>
        <draw:frame draw:style-name="gr2" draw:text-style-name="P2" draw:layer="layout" svg:width="0.853cm" svg:height="0.966cm" svg:x="8.118cm" svg:y="0.532cm">
          <draw:text-box>
            <text:p text:style-name="P2">1</text:p>
          </draw:text-box>
        </draw:frame>
        <draw:frame draw:style-name="gr3" draw:text-style-name="P2" draw:layer="layout" svg:width="0.853cm" svg:height="0.966cm" svg:x="3.412cm" svg:y="0.5cm">
          <draw:text-box>
            <text:p text:style-name="P2">1</text:p>
          </draw:text-box>
        </draw:frame>
        <draw:frame draw:style-name="gr3" draw:text-style-name="P2" draw:layer="layout" svg:width="0.853cm" svg:height="0.966cm" svg:x="18.138cm" svg:y="0.532cm">
          <draw:text-box>
            <text:p text:style-name="P2">1</text:p>
          </draw:text-box>
        </draw:frame>
        <draw:frame draw:style-name="gr3" draw:text-style-name="P2" draw:layer="layout" svg:width="0.853cm" svg:height="0.966cm" svg:x="13.294cm" svg:y="0.532cm">
          <draw:text-box>
            <text:p text:style-name="P2">2</text:p>
          </draw:text-box>
        </draw:frame>
        <draw:frame draw:style-name="gr3" draw:text-style-name="P2" draw:layer="layout" svg:width="0.853cm" svg:height="0.966cm" svg:x="23.785cm" svg:y="0.5cm">
          <draw:text-box>
            <text:p text:style-name="P2">2</text:p>
          </draw:text-box>
        </draw:frame>
        <draw:line draw:style-name="gr4" draw:text-style-name="P1" draw:layer="layout" svg:x1="3.882cm" svg:y1="6.147cm" svg:x2="8.588cm" svg:y2="6.147cm">
          <text:p text:style-name="P2"/>
        </draw:line>
        <draw:line draw:style-name="gr4" draw:text-style-name="P1" draw:layer="layout" svg:x1="8.588cm" svg:y1="6.147cm" svg:x2="14.235cm" svg:y2="6.147cm">
          <text:p text:style-name="P2"/>
        </draw:line>
        <draw:line draw:style-name="gr4" draw:text-style-name="P1" draw:layer="layout" svg:x1="14.235cm" svg:y1="6.147cm" svg:x2="18.471cm" svg:y2="6.147cm">
          <text:p text:style-name="P2"/>
        </draw:line>
        <draw:line draw:style-name="gr4" draw:text-style-name="P3" draw:layer="layout" svg:x1="18.471cm" svg:y1="6.147cm" svg:x2="24.118cm" svg:y2="6.147cm">
          <text:p text:style-name="P2"/>
        </draw:line>
        <draw:frame draw:style-name="gr5" draw:text-style-name="P4" draw:layer="layout" svg:width="1.306cm" svg:height="1.199cm" svg:x="5.197cm" svg:y="7.559cm">
          <draw:text-box>
            <text:p text:style-name="P4"><text:span text:style-name="T1">Δt</text:span></text:p>
          </draw:text-box>
        </draw:frame>
        <draw:frame draw:style-name="gr5" draw:text-style-name="P4" draw:layer="layout" svg:width="1.306cm" svg:height="1.199cm" svg:x="10.653cm" svg:y="7.559cm">
          <draw:text-box>
            <text:p text:style-name="P4"><text:span text:style-name="T1">Δt</text:span></text:p>
          </draw:text-box>
        </draw:frame>
        <draw:frame draw:style-name="gr5" draw:text-style-name="P4" draw:layer="layout" svg:width="1.306cm" svg:height="1.199cm" svg:x="15.647cm" svg:y="7.559cm">
          <draw:text-box>
            <text:p text:style-name="P4"><text:span text:style-name="T1">Δt</text:span></text:p>
          </draw:text-box>
        </draw:frame>
        <draw:frame draw:style-name="gr5" draw:text-style-name="P4" draw:layer="layout" svg:width="1.306cm" svg:height="1.199cm" svg:x="20.824cm" svg:y="7.559cm">
          <draw:text-box>
            <text:p text:style-name="P4"><text:span text:style-name="T1">Δt</text:span></text:p>
          </draw:text-box>
        </draw:frame>
        <draw:frame draw:style-name="gr6" draw:text-style-name="P5" draw:layer="layout" svg:width="0.79cm" svg:height="0.679cm" svg:x="6.235cm" svg:y="8.029cm">
          <draw:text-box>
            <text:p text:style-name="P2"><text:span text:style-name="T2">０</text:span></text:p>
          </draw:text-box>
        </draw:frame>
        <draw:frame draw:style-name="gr6" draw:text-style-name="P5" draw:layer="layout" svg:width="0.79cm" svg:height="0.679cm" svg:x="11.609cm" svg:y="8.029cm">
          <draw:text-box>
            <text:p text:style-name="P2"><text:span text:style-name="T2">１</text:span></text:p>
          </draw:text-box>
        </draw:frame>
        <draw:frame draw:style-name="gr6" draw:text-style-name="P5" draw:layer="layout" svg:width="0.79cm" svg:height="0.679cm" svg:x="16.588cm" svg:y="8.029cm">
          <draw:text-box>
            <text:p text:style-name="P2"><text:span text:style-name="T2">２</text:span></text:p>
          </draw:text-box>
        </draw:frame>
        <draw:frame draw:style-name="gr7" draw:text-style-name="P5" draw:layer="layout" svg:width="0.79cm" svg:height="0.679cm" svg:x="21.765cm" svg:y="8.029cm">
          <draw:text-box>
            <text:p text:style-name="P2"><text:span text:style-name="T2">３</text:span></text:p>
          </draw:text-box>
        </draw:frame>
        <draw:frame draw:style-name="gr1" draw:text-style-name="P1" draw:layer="layout" svg:width="3.765cm" svg:height="3.765cm" svg:x="2.5cm" svg:y="12.183cm">
          <draw:image xlink:href="Pictures/10000000000001E0000001E00B1BEB6C.jpg" xlink:type="simple" xlink:show="embed" xlink:actuate="onLoad">
            <text:p text:style-name="P2"/>
          </draw:image>
        </draw:frame>
        <draw:frame draw:style-name="gr1" draw:text-style-name="P1" draw:layer="layout" svg:width="3.765cm" svg:height="3.765cm" svg:x="7.5cm" svg:y="12.235cm">
          <draw:image xlink:href="Pictures/10000000000001E0000001E09DD8B0AF.jpg" xlink:type="simple" xlink:show="embed" xlink:actuate="onLoad">
            <text:p text:style-name="P2"/>
          </draw:image>
        </draw:frame>
        <draw:frame draw:style-name="gr1" draw:text-style-name="P1" draw:layer="layout" svg:width="3.765cm" svg:height="3.765cm" svg:x="12.853cm" svg:y="12.183cm">
          <draw:image xlink:href="Pictures/10000000000001E0000001E00B1BEB6C.jpg" xlink:type="simple" xlink:show="embed" xlink:actuate="onLoad">
            <text:p text:style-name="P2"/>
          </draw:image>
        </draw:frame>
        <draw:frame draw:style-name="gr1" draw:text-style-name="P1" draw:layer="layout" svg:width="3.765cm" svg:height="3.765cm" svg:x="17.088cm" svg:y="12.183cm">
          <draw:image xlink:href="Pictures/10000000000001E0000001E00B1BEB6C.jpg" xlink:type="simple" xlink:show="embed" xlink:actuate="onLoad">
            <text:p text:style-name="P2"/>
          </draw:image>
        </draw:frame>
        <draw:frame draw:style-name="gr1" draw:text-style-name="P1" draw:layer="layout" svg:width="3.765cm" svg:height="3.765cm" svg:x="22.735cm" svg:y="12.183cm">
          <draw:image xlink:href="Pictures/10000000000001E0000001E09DD8B0AF.jpg" xlink:type="simple" xlink:show="embed" xlink:actuate="onLoad">
            <text:p text:style-name="P2"/>
          </draw:image>
        </draw:frame>
        <draw:frame draw:style-name="gr2" draw:text-style-name="P2" draw:layer="layout" svg:width="0.853cm" svg:height="0.909cm" svg:x="8.647cm" svg:y="11.091cm">
          <draw:text-box>
            <text:p text:style-name="P2">２</text:p>
          </draw:text-box>
        </draw:frame>
        <draw:frame draw:style-name="gr3" draw:text-style-name="P2" draw:layer="layout" svg:width="0.853cm" svg:height="0.966cm" svg:x="3.912cm" svg:y="11.242cm">
          <draw:text-box>
            <text:p text:style-name="P2">1</text:p>
          </draw:text-box>
        </draw:frame>
        <draw:frame draw:style-name="gr3" draw:text-style-name="P2" draw:layer="layout" svg:width="0.853cm" svg:height="0.966cm" svg:x="18.638cm" svg:y="11.274cm">
          <draw:text-box>
            <text:p text:style-name="P2">1</text:p>
          </draw:text-box>
        </draw:frame>
        <draw:frame draw:style-name="gr3" draw:text-style-name="P2" draw:layer="layout" svg:width="0.853cm" svg:height="0.966cm" svg:x="13.794cm" svg:y="11.274cm">
          <draw:text-box>
            <text:p text:style-name="P2">2</text:p>
          </draw:text-box>
        </draw:frame>
        <draw:frame draw:style-name="gr3" draw:text-style-name="P2" draw:layer="layout" svg:width="0.853cm" svg:height="0.966cm" svg:x="24.285cm" svg:y="11.242cm">
          <draw:text-box>
            <text:p text:style-name="P2">2</text:p>
          </draw:text-box>
        </draw:frame>
        <draw:line draw:style-name="gr4" draw:text-style-name="P1" draw:layer="layout" svg:x1="4.382cm" svg:y1="16.889cm" svg:x2="9.088cm" svg:y2="16.889cm">
          <text:p text:style-name="P2"/>
        </draw:line>
        <draw:line draw:style-name="gr4" draw:text-style-name="P1" draw:layer="layout" svg:x1="9.088cm" svg:y1="16.889cm" svg:x2="14.735cm" svg:y2="16.889cm">
          <text:p text:style-name="P2"/>
        </draw:line>
        <draw:line draw:style-name="gr4" draw:text-style-name="P1" draw:layer="layout" svg:x1="14.735cm" svg:y1="16.889cm" svg:x2="18.971cm" svg:y2="16.889cm">
          <text:p text:style-name="P2"/>
        </draw:line>
        <draw:line draw:style-name="gr4" draw:text-style-name="P3" draw:layer="layout" svg:x1="18.971cm" svg:y1="16.889cm" svg:x2="24.618cm" svg:y2="16.889cm">
          <text:p text:style-name="P2"/>
        </draw:line>
        <draw:frame draw:style-name="gr5" draw:text-style-name="P4" draw:layer="layout" svg:width="1.306cm" svg:height="1.199cm" svg:x="5.697cm" svg:y="18.301cm">
          <draw:text-box>
            <text:p text:style-name="P4"><text:span text:style-name="T1">Δt</text:span></text:p>
          </draw:text-box>
        </draw:frame>
        <draw:frame draw:style-name="gr5" draw:text-style-name="P4" draw:layer="layout" svg:width="1.306cm" svg:height="1.199cm" svg:x="11.153cm" svg:y="18.301cm">
          <draw:text-box>
            <text:p text:style-name="P4"><text:span text:style-name="T1">Δt</text:span></text:p>
          </draw:text-box>
        </draw:frame>
        <draw:frame draw:style-name="gr5" draw:text-style-name="P4" draw:layer="layout" svg:width="1.306cm" svg:height="1.199cm" svg:x="16.147cm" svg:y="18.301cm">
          <draw:text-box>
            <text:p text:style-name="P4"><text:span text:style-name="T1">Δt</text:span></text:p>
          </draw:text-box>
        </draw:frame>
        <draw:frame draw:style-name="gr5" draw:text-style-name="P4" draw:layer="layout" svg:width="1.306cm" svg:height="1.199cm" svg:x="21.324cm" svg:y="18.301cm">
          <draw:text-box>
            <text:p text:style-name="P4"><text:span text:style-name="T1">Δt</text:span></text:p>
          </draw:text-box>
        </draw:frame>
        <draw:frame draw:style-name="gr6" draw:text-style-name="P5" draw:layer="layout" svg:width="0.79cm" svg:height="0.679cm" svg:x="6.735cm" svg:y="18.771cm">
          <draw:text-box>
            <text:p text:style-name="P2"><text:span text:style-name="T2">０</text:span></text:p>
          </draw:text-box>
        </draw:frame>
        <draw:frame draw:style-name="gr6" draw:text-style-name="P5" draw:layer="layout" svg:width="0.79cm" svg:height="0.679cm" svg:x="12.109cm" svg:y="18.771cm">
          <draw:text-box>
            <text:p text:style-name="P2"><text:span text:style-name="T2">１</text:span></text:p>
          </draw:text-box>
        </draw:frame>
        <draw:frame draw:style-name="gr6" draw:text-style-name="P5" draw:layer="layout" svg:width="0.79cm" svg:height="0.679cm" svg:x="17.088cm" svg:y="18.771cm">
          <draw:text-box>
            <text:p text:style-name="P2"><text:span text:style-name="T2">２</text:span></text:p>
          </draw:text-box>
        </draw:frame>
        <draw:frame draw:style-name="gr7" draw:text-style-name="P5" draw:layer="layout" svg:width="0.79cm" svg:height="0.679cm" svg:x="22.265cm" svg:y="18.771cm">
          <draw:text-box>
            <text:p text:style-name="P2"><text:span text:style-name="T2">３</text:span></text:p>
          </draw:text-box>
        </draw:frame>
        <draw:line draw:style-name="gr8" draw:text-style-name="P1" draw:layer="layout" svg:x1="28.5cm" svg:y1="10cm" svg:x2="0cm" svg:y2="10cm">
          <text:p text:style-name="P2"/>
        </draw:line>
        <draw:line draw:style-name="gr9" draw:text-style-name="P1" draw:layer="layout" svg:x1="8.5cm" svg:y1="2cm" svg:x2="8.5cm" svg:y2="11.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G 明朝L Sun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PゴシックB Sun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initial-creator>ikeda</meta:initial-creator>
    <meta:creation-date>2007-01-08T02:14:45</meta:creation-date>
    <dc:creator>ikeda</dc:creator>
    <dc:date>2007-01-08T03:32:23</dc:date>
    <dc:language>en-US</dc:language>
    <meta:editing-cycles>5</meta:editing-cycles>
    <meta:editing-duration>PT1H17M44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